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A2" style:family="table-cell" style:data-style-name="N10107">
      <style:table-cell-properties fo:padding="0.097cm" fo:border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none" officeooo:rsid="001a147d" officeooo:paragraph-rsid="001a147d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bd32d" officeooo:paragraph-rsid="001bd32d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c42b5" officeooo:paragraph-rsid="001c42b5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c7a1e" officeooo:paragraph-rsid="001c7a1e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20864e" officeooo:paragraph-rsid="0020864e"/>
    </style:style>
    <style:style style:name="P6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1a147d" officeooo:paragraph-rsid="001a147d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officeooo:rsid="0031da94" officeooo:paragraph-rsid="001c42b5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officeooo:rsid="001f36d7" officeooo:paragraph-rsid="001c7a1e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officeooo:rsid="0020864e" officeooo:paragraph-rsid="0020864e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officeooo:rsid="0020c02b" officeooo:paragraph-rsid="0020c02b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officeooo:rsid="00223a48" officeooo:paragraph-rsid="00223a48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fo:font-weight="normal" officeooo:rsid="002661e3" officeooo:paragraph-rsid="002661e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fo:font-weight="normal" officeooo:rsid="00278284" officeooo:paragraph-rsid="0027828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solid" style:text-underline-width="auto" style:text-underline-color="font-color" fo:font-weight="bold" officeooo:rsid="002661e3" officeooo:paragraph-rsid="002661e3" style:font-style-asian="normal" style:font-weight-asian="bold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paragraph-rsid="0022897f"/>
    </style:style>
    <style:style style:name="P17" style:family="paragraph" style:parent-style-name="Table_20_Contents">
      <style:paragraph-properties fo:text-align="start" style:justify-single-word="false"/>
      <style:text-properties officeooo:paragraph-rsid="00242cfd"/>
    </style:style>
    <style:style style:name="P18" style:family="paragraph" style:parent-style-name="Table_20_Contents">
      <style:paragraph-properties fo:text-align="start" style:justify-single-word="false"/>
      <style:text-properties officeooo:paragraph-rsid="00261e8d"/>
    </style:style>
    <style:style style:name="P19" style:family="paragraph" style:parent-style-name="Table_20_Contents">
      <style:paragraph-properties fo:text-align="start" style:justify-single-word="false"/>
      <style:text-properties officeooo:rsid="00223a48" officeooo:paragraph-rsid="00223a48"/>
    </style:style>
    <style:style style:name="P20" style:family="paragraph" style:parent-style-name="Table_20_Contents">
      <style:paragraph-properties fo:text-align="start" style:justify-single-word="false"/>
      <style:text-properties officeooo:rsid="00223a48" officeooo:paragraph-rsid="0022897f"/>
    </style:style>
    <style:style style:name="P21" style:family="paragraph" style:parent-style-name="Table_20_Contents">
      <style:paragraph-properties fo:text-align="center" style:justify-single-word="false"/>
      <style:text-properties officeooo:rsid="00223a48" officeooo:paragraph-rsid="00223a48"/>
    </style:style>
    <style:style style:name="T1" style:family="text">
      <style:text-properties style:use-window-font-color="true" loext:opacity="0%" fo:font-style="normal" style:font-style-asian="normal" style:font-style-complex="normal"/>
    </style:style>
    <style:style style:name="T2" style:family="text">
      <style:text-properties style:use-window-font-color="true" loext:opacity="0%" fo:font-style="normal" officeooo:rsid="0031da94" style:font-style-asian="normal" style:font-style-complex="normal"/>
    </style:style>
    <style:style style:name="T3" style:family="text">
      <style:text-properties style:use-window-font-color="true" loext:opacity="0%" fo:font-style="normal" officeooo:rsid="001ec729" style:font-style-asian="normal" style:font-style-complex="normal"/>
    </style:style>
    <style:style style:name="T4" style:family="text">
      <style:text-properties style:use-window-font-color="true" loext:opacity="0%" fo:font-style="normal" officeooo:rsid="001f36d7" style:font-style-asian="normal" style:font-style-complex="normal"/>
    </style:style>
    <style:style style:name="T5" style:family="text">
      <style:text-properties style:use-window-font-color="true" loext:opacity="0%" fo:font-style="normal" officeooo:rsid="0020c02b" style:font-style-asian="normal" style:font-style-complex="normal"/>
    </style:style>
    <style:style style:name="T6" style:family="text">
      <style:text-properties officeooo:rsid="001c7a1e"/>
    </style:style>
    <style:style style:name="T7" style:family="text">
      <style:text-properties officeooo:rsid="001d84ad"/>
    </style:style>
    <style:style style:name="T8" style:family="text">
      <style:text-properties officeooo:rsid="0021db3e"/>
    </style:style>
    <style:style style:name="T9" style:family="text">
      <style:text-properties officeooo:rsid="00223a48"/>
    </style:style>
    <style:style style:name="T10" style:family="text">
      <style:text-properties officeooo:rsid="002896b1"/>
    </style:style>
    <style:style style:name="T11" style:family="text">
      <style:text-properties officeooo:rsid="0029b69b"/>
    </style:style>
    <style:style style:name="T12" style:family="text">
      <style:text-properties officeooo:rsid="0029fcb5"/>
    </style:style>
    <style:style style:name="T13" style:family="text">
      <style:text-properties officeooo:rsid="002b951e"/>
    </style:style>
    <style:style style:name="T14" style:family="text">
      <style:text-properties officeooo:rsid="002c74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D4 Économie entreprise</text:p>
      <text:p text:style-name="P1"/>
      <text:p text:style-name="P1"/>
      <text:p text:style-name="P2">1)</text:p>
      <text:p text:style-name="P2">Organisation : Entité regroupant des <text:span text:style-name="T6">individus ayant un but des tâches.</text:span></text:p>
      <text:p text:style-name="P2"/>
      <text:p text:style-name="P2">Organisation de l’entreprise : <text:span text:style-name="T7">Façon de répartir les moyens, les tâches et les individus dans <text:tab/>l’entreprise</text:span></text:p>
      <text:p text:style-name="P3"/>
      <text:p text:style-name="P3">Cycle d’exploitation : <text:span text:style-name="T3">achat(matière premières) , production (transformation matière premières), <text:tab/><text:tab/>vente ( produit fini)</text:span></text:p>
      <text:p text:style-name="P7"/>
      <text:p text:style-name="P4"><text:span text:style-name="T2">S</text:span><text:span text:style-name="T1">tructure : </text:span><text:span text:style-name="T4">Squelette de l’organisation de l’entreprise (services , relation, hiérarchie, … )</text:span></text:p>
      <text:p text:style-name="P8"><text:s/></text:p>
      <text:p text:style-name="P5"><text:span text:style-name="T4">2</text:span><text:span text:style-name="T1">) </text:span><text:span text:style-name="T5">Sert à avoir une vision de l’organisation de l’entreprise</text:span></text:p>
      <text:p text:style-name="P9"/>
      <text:p text:style-name="P9">3) Les objectifs sont de répondre au besoins d’information pour le personnel et les personnes extérieur</text:p>
      <text:p text:style-name="P9"/>
      <text:p text:style-name="P10">4) Détermination des besoins ⇒ <text:span text:style-name="T8">R</text:span>echerche du/<text:span text:style-name="T8">des</text:span> fournisseur<text:span text:style-name="T8">(s)</text:span> ⇒ Commande ⇒ <text:span text:style-name="T8">Réception et Contrôle ⇒ Suivie administratif</text:span></text:p>
      <text:p text:style-name="P10"/>
      <text:p text:style-name="P11">5) </text:p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P21">Achats</text:p>
          </table:table-cell>
          <table:table-cell table:style-name="Tableau1.A1" office:value-type="string">
            <text:p text:style-name="P21">Production</text:p>
          </table:table-cell>
          <table:table-cell table:style-name="Tableau1.A1" office:value-type="string">
            <text:p text:style-name="P21">Comptable et financière</text:p>
          </table:table-cell>
          <table:table-cell table:style-name="Tableau1.A1" office:value-type="string">
            <text:p text:style-name="P21">Social</text:p>
          </table:table-cell>
          <table:table-cell table:style-name="Tableau1.A1" office:value-type="string">
            <text:p text:style-name="P21">Commerciale</text:p>
          </table:table-cell>
          <table:table-cell table:style-name="Tableau1.F1" office:value-type="string">
            <text:p text:style-name="P21">Administrative</text:p>
          </table:table-cell>
        </table:table-row>
        <table:table-row>
          <table:table-cell table:style-name="Tableau1.A2" office:value-type="currency" office:currency="EUR" office:value="0">
            <text:p text:style-name="P15">-Service réception de la matière 1ère</text:p>
            <text:p text:style-name="P15">-Responsable des achats</text:p>
          </table:table-cell>
          <table:table-cell table:style-name="Tableau1.B2" office:value-type="string">
            <text:p text:style-name="P19">-Atelier de production</text:p>
            <text:p text:style-name="P19">-Service des méthodes</text:p>
            <text:p text:style-name="P19">-Bureau de recherches appliquées</text:p>
            <text:p text:style-name="P20">-Directeur de l’usine</text:p>
            <text:p text:style-name="P20">-Service ordonnancement</text:p>
          </table:table-cell>
          <table:table-cell table:style-name="Tableau1.B2" office:value-type="string">
            <text:p text:style-name="P15">-Service comptabilité clients</text:p>
            <text:p text:style-name="P15">-Service de trésorerie</text:p>
            <text:p text:style-name="P15">-Service comptabilité fournisseurs</text:p>
            <text:p text:style-name="P16">-Directeur comptable et financier</text:p>
          </table:table-cell>
          <table:table-cell table:style-name="Tableau1.B2" office:value-type="string">
            <text:p text:style-name="P15">-Service formation du personnel</text:p>
            <text:p text:style-name="P17">-Service de la paie</text:p>
            <text:p text:style-name="P18">-Directeur du personnel</text:p>
          </table:table-cell>
          <table:table-cell table:style-name="Tableau1.B2" office:value-type="string">
            <text:p text:style-name="P15"><text:span text:style-name="T9">-Service prospection et publicité</text:span></text:p>
            <text:p text:style-name="P16">-Directeur commercial</text:p>
            <text:p text:style-name="P18">-Service après-vente</text:p>
          </table:table-cell>
          <table:table-cell table:style-name="Tableau1.F2" office:value-type="string">
            <text:p text:style-name="P15">-Secrétariat de la direction</text:p>
            <text:p text:style-name="P15">-Président directeur général</text:p>
            <text:p text:style-name="P15"/>
          </table:table-cell>
        </table:table-row>
      </table:table>
      <text:p text:style-name="P11"/>
      <text:p text:style-name="P14">QCM :</text:p>
      <text:p text:style-name="P12"/>
      <text:p text:style-name="P13">1) a ,c, d, e <text:tab/><text:span text:style-name="T10">11) a,c<text:tab/><text:tab/>21) a<text:tab/><text:tab/></text:span><text:span text:style-name="T11">31) b,c</text:span></text:p>
      <text:p text:style-name="P13">2) a<text:tab/><text:tab/><text:span text:style-name="T10">12) a<text:tab/><text:tab/>22) b<text:tab/><text:tab/></text:span><text:span text:style-name="T11">32) a,d,e</text:span></text:p>
      <text:p text:style-name="P13">3) b<text:tab/><text:tab/><text:span text:style-name="T10">13) b<text:tab/><text:tab/>23) a<text:tab/><text:tab/></text:span><text:span text:style-name="T11">33) </text:span><text:span text:style-name="T12">a,b,e,f</text:span></text:p>
      <text:p text:style-name="P13">4) a,b,e<text:tab/><text:span text:style-name="T10">14) a<text:tab/><text:tab/>24) d<text:tab/><text:tab/></text:span><text:span text:style-name="T11">34) </text:span><text:span text:style-name="T12">a </text:span></text:p>
      <text:p text:style-name="P13">5) a<text:tab/><text:tab/><text:span text:style-name="T10">15) a,c,e<text:tab/>25) c<text:tab/><text:tab/></text:span><text:span text:style-name="T11">35) </text:span><text:span text:style-name="T12">f</text:span></text:p>
      <text:p text:style-name="P13">6) b<text:tab/><text:tab/><text:span text:style-name="T10">16) b,c<text:tab/><text:tab/>26) </text:span><text:span text:style-name="T11">a,b<text:tab/><text:tab/>36) </text:span><text:span text:style-name="T12">b</text:span></text:p>
      <text:p text:style-name="P13">7) a,<text:span text:style-name="T10">c<text:tab/><text:tab/>17) a,b,e<text:tab/>27) </text:span><text:span text:style-name="T11">a,b</text:span><text:span text:style-name="T10">,</text:span><text:span text:style-name="T11">d<text:tab/>37) </text:span><text:span text:style-name="T12">a,b,d,e</text:span></text:p>
      <text:p text:style-name="P13">8) c, d<text:tab/><text:tab/><text:span text:style-name="T10">18) b<text:tab/><text:tab/>28) </text:span><text:span text:style-name="T11">a<text:tab/><text:tab/>38) </text:span><text:span text:style-name="T12">a</text:span></text:p>
      <text:p text:style-name="P13">9) b<text:tab/><text:tab/><text:span text:style-name="T10">19) b<text:tab/><text:tab/></text:span><text:span text:style-name="T11">29) a,b,d<text:tab/>39) </text:span><text:span text:style-name="T13">a,b</text:span><text:span text:style-name="T11">,</text:span><text:span text:style-name="T13">d</text:span></text:p>
      <text:p text:style-name="P13">10) <text:span text:style-name="T10">a,b<text:tab/><text:tab/>20) d<text:tab/><text:tab/></text:span><text:span text:style-name="T11">30) b<text:tab/><text:tab/>40) </text:span><text:span text:style-name="T14">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7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5:36:20.686342665</meta:creation-date>
    <dc:date>2022-10-05T16:51:58.871537056</dc:date>
    <meta:editing-duration>PT44M4S</meta:editing-duration>
    <meta:editing-cycles>18</meta:editing-cycles>
    <meta:generator>LibreOffice/7.3.6.2$Linux_X86_64 LibreOffice_project/30$Build-2</meta:generator>
    <meta:document-statistic meta:table-count="1" meta:image-count="0" meta:object-count="0" meta:page-count="1" meta:paragraph-count="47" meta:word-count="259" meta:character-count="1589" meta:non-whitespace-character-count="1345"/>
  </office:meta>
</office:document-meta>
</file>